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31mm"/>
    </style:style>
    <style:style style:name="co2" style:family="table-column">
      <style:table-column-properties fo:break-before="auto" style:column-width="16.07mm"/>
    </style:style>
    <style:style style:name="co3" style:family="table-column">
      <style:table-column-properties fo:break-before="auto" style:column-width="18.34mm"/>
    </style:style>
    <style:style style:name="co4" style:family="table-column">
      <style:table-column-properties fo:break-before="auto" style:column-width="13.93mm"/>
    </style:style>
    <style:style style:name="co5" style:family="table-column">
      <style:table-column-properties fo:break-before="auto" style:column-width="14.55mm"/>
    </style:style>
    <style:style style:name="co6" style:family="table-column">
      <style:table-column-properties fo:break-before="auto" style:column-width="7.11mm"/>
    </style:style>
    <style:style style:name="co7" style:family="table-column">
      <style:table-column-properties fo:break-before="auto" style:column-width="13.79mm"/>
    </style:style>
    <style:style style:name="co8" style:family="table-column">
      <style:table-column-properties fo:break-before="auto" style:column-width="13.48mm"/>
    </style:style>
    <style:style style:name="co9" style:family="table-column">
      <style:table-column-properties fo:break-before="auto" style:column-width="17.73mm"/>
    </style:style>
    <style:style style:name="co10" style:family="table-column">
      <style:table-column-properties fo:break-before="auto" style:column-width="16.21mm"/>
    </style:style>
    <style:style style:name="co11" style:family="table-column">
      <style:table-column-properties fo:break-before="auto" style:column-width="12.58mm"/>
    </style:style>
    <style:style style:name="co12" style:family="table-column">
      <style:table-column-properties fo:break-before="auto" style:column-width="15.91mm"/>
    </style:style>
    <style:style style:name="co13" style:family="table-column">
      <style:table-column-properties fo:break-before="auto" style:column-width="16.37mm"/>
    </style:style>
    <style:style style:name="co14" style:family="table-column">
      <style:table-column-properties fo:break-before="auto" style:column-width="20.92mm"/>
    </style:style>
    <style:style style:name="co15" style:family="table-column">
      <style:table-column-properties fo:break-before="auto" style:column-width="18.49mm"/>
    </style:style>
    <style:style style:name="co16" style:family="table-column">
      <style:table-column-properties fo:break-before="auto" style:column-width="13.18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style:font-name="Liberation Sans" fo:font-size="8pt" style:font-name-asian="WenQuanYi Micro Hei" style:font-size-asian="8pt" style:font-name-complex="FreeSans" style:font-size-complex="8pt"/>
    </style:style>
    <style:style style:name="ce4" style:family="table-cell" style:parent-style-name="Default" style:data-style-name="N110">
      <style:text-properties fo:font-size="8pt" style:font-size-asian="8pt" style:font-size-complex="8pt"/>
    </style:style>
    <style:style style:name="ce5" style:family="table-cell" style:parent-style-name="Default" style:data-style-name="N1">
      <style:text-properties fo:font-size="8pt" style:font-size-asian="8pt" style:font-size-complex="8pt"/>
    </style:style>
    <style:style style:name="ce6" style:family="table-cell" style:parent-style-name="Default" style:data-style-name="N109">
      <style:text-properties fo:font-size="8pt" style:font-size-asian="8pt" style:font-size-complex="8pt"/>
    </style:style>
    <style:style style:name="ce7" style:family="table-cell" style:parent-style-name="Default" style:data-style-name="N1"/>
    <style:style style:name="ce8" style:family="table-cell" style:parent-style-name="Default" style:data-style-name="N110"/>
    <style:style style:name="ce9" style:family="table-cell" style:parent-style-name="Default">
      <style:table-cell-properties fo:wrap-option="wrap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Objectives of the PDP7 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ydro includes Large, medium and pumped storage hydropow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newable includes small hydropower, wind power, solar power, biomass pow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upply = Production + Impor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mport is net</text:p>
          </table:table-cell>
          <table:table-cell table:number-columns-repeated="4"/>
          <table:table-cell office:value-type="string" calcext:value-type="string">
            <text:p>*** EXPORT AS CSV WITH DEFAULT VALUES ***</text:p>
          </table:table-cell>
          <table:table-cell table:number-columns-repeated="5"/>
          <table:table-cell office:value-type="string" calcext:value-type="string">
            <text:p>Keep numbers INTEGERS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Capacity (%)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yea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igHydro+Storage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Renewable4</text:p>
          </table:table-cell>
          <table:table-cell office:value-type="string" calcext:value-type="string">
            <text:p>Nuclear</text:p>
          </table:table-cell>
          <table:table-cell table:style-name="ce2" office:value-type="string" calcext:value-type="string">
            <text:p>Import</text:p>
          </table:table-cell>
          <table:table-cell table:number-columns-repeated="11"/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table:style-name="ce4" table:formula="of:=SUM([.C9:.H9])" office:value-type="percentage" office:value="1" calcext:value-type="percentage">
            <text:p>100,0%</text:p>
          </table:table-cell>
          <table:table-cell table:style-name="ce4" office:value-type="percentage" office:value="0.301" calcext:value-type="percentage">
            <text:p>30,1%</text:p>
          </table:table-cell>
          <table:table-cell table:style-name="ce4" table:formula="of:=[.D16]/[.$B16]" office:value-type="percentage" office:value="0.427" calcext:value-type="percentage">
            <text:p>42,7%</text:p>
          </table:table-cell>
          <table:table-cell table:style-name="ce4" table:formula="of:=[.E16]/[.$B16]" office:value-type="percentage" office:value="0.149" calcext:value-type="percentage">
            <text:p>14,9%</text:p>
          </table:table-cell>
          <table:table-cell table:style-name="ce4" office:value-type="percentage" office:value="0.099" calcext:value-type="percentage">
            <text:p>9,9%</text:p>
          </table:table-cell>
          <table:table-cell table:style-name="ce4" office:value-type="percentage" office:value="0" calcext:value-type="percentage">
            <text:p>0,0%</text:p>
          </table:table-cell>
          <table:table-cell table:style-name="ce4" office:value-type="percentage" office:value="0.024" calcext:value-type="percentage">
            <text:p>2,4%</text:p>
          </table:table-cell>
          <table:table-cell table:number-columns-repeated="11"/>
        </table:table-row>
        <table:table-row table:style-name="ro1">
          <table:table-cell table:style-name="ce2" office:value-type="float" office:value="2025" calcext:value-type="float">
            <text:p>2025</text:p>
          </table:table-cell>
          <table:table-cell table:style-name="ce4" table:formula="of:=SUM([.C10:.H10])" office:value-type="percentage" office:value="1" calcext:value-type="percentage">
            <text:p>100,0%</text:p>
          </table:table-cell>
          <table:table-cell table:style-name="ce4" office:value-type="percentage" office:value="0.211" calcext:value-type="percentage">
            <text:p>21,1%</text:p>
          </table:table-cell>
          <table:table-cell table:style-name="ce4" office:value-type="percentage" office:value="0.493" calcext:value-type="percentage">
            <text:p>49,3%</text:p>
          </table:table-cell>
          <table:table-cell table:style-name="ce4" office:value-type="percentage" office:value="0.156" calcext:value-type="percentage">
            <text:p>15,6%</text:p>
          </table:table-cell>
          <table:table-cell table:style-name="ce4" office:value-type="percentage" office:value="0.125" calcext:value-type="percentage">
            <text:p>12,5%</text:p>
          </table:table-cell>
          <table:table-cell table:style-name="ce4" office:value-type="percentage" office:value="0" calcext:value-type="percentage">
            <text:p>0,0%</text:p>
          </table:table-cell>
          <table:table-cell table:style-name="ce4" office:value-type="percentage" office:value="0.015" calcext:value-type="percentage">
            <text:p>1,5%</text:p>
          </table:table-cell>
          <table:table-cell table:number-columns-repeated="11"/>
        </table:table-row>
        <table:table-row table:style-name="ro1">
          <table:table-cell table:style-name="ce2" office:value-type="float" office:value="2030" calcext:value-type="float">
            <text:p>2030</text:p>
          </table:table-cell>
          <table:table-cell table:style-name="ce4" table:formula="of:=SUM([.C11:.H11])" office:value-type="percentage" office:value="1" calcext:value-type="percentage">
            <text:p>100,0%</text:p>
          </table:table-cell>
          <table:table-cell table:style-name="ce4" office:value-type="percentage" office:value="0.169" calcext:value-type="percentage">
            <text:p>16,9%</text:p>
          </table:table-cell>
          <table:table-cell table:style-name="ce4" table:formula="of:=[.D18]/[.$B18]" office:value-type="percentage" office:value="0.426" calcext:value-type="percentage">
            <text:p>42,6%</text:p>
          </table:table-cell>
          <table:table-cell table:style-name="ce4" table:formula="of:=[.E18]/[.$B18]" office:value-type="percentage" office:value="0.147" calcext:value-type="percentage">
            <text:p>14,7%</text:p>
          </table:table-cell>
          <table:table-cell table:style-name="ce4" office:value-type="percentage" office:value="0.21" calcext:value-type="percentage">
            <text:p>21,0%</text:p>
          </table:table-cell>
          <table:table-cell table:style-name="ce4" table:formula="of:=[.G18]/[.$B18]" office:value-type="percentage" office:value="0.036" calcext:value-type="percentage">
            <text:p>3,6%</text:p>
          </table:table-cell>
          <table:table-cell table:style-name="ce4" office:value-type="percentage" office:value="0.012" calcext:value-type="percentage">
            <text:p>1,2%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ce4" table:number-columns-repeated="7"/>
          <table:table-cell table:number-columns-repeated="11"/>
        </table:table-row>
        <table:table-row table:style-name="ro1">
          <table:table-cell table:style-name="ce3" office:value-type="string" calcext:value-type="string">
            <text:p>Capacity (MW)</text:p>
          </table:table-cell>
          <table:table-cell/>
          <table:table-cell office:value-type="string" calcext:value-type="string">
            <text:p>Includes pumped storage</text:p>
          </table:table-cell>
          <table:table-cell table:number-columns-repeated="3"/>
          <table:table-cell table:style-name="Default"/>
          <table:table-cell table:style-name="ce2"/>
          <table:table-cell table:number-columns-repeated="3"/>
          <table:table-cell table:number-columns-repeated="2" office:value-type="string" calcext:value-type="string">
            <text:p>(by difference)</text:p>
          </table:table-cell>
          <table:table-cell table:number-columns-repeated="2"/>
          <table:table-cell office:value-type="string" calcext:value-type="string">
            <text:p>(by difference)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yea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BigHydro+Storage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Renewable4</text:p>
          </table:table-cell>
          <table:table-cell office:value-type="string" calcext:value-type="string">
            <text:p>Nuclear</text:p>
          </table:table-cell>
          <table:table-cell table:style-name="ce2" office:value-type="string" calcext:value-type="string">
            <text:p>Import</text:p>
          </table:table-cell>
          <table:table-cell/>
          <table:table-cell office:value-type="string" calcext:value-type="string">
            <text:p>Hydro+Storage</text:p>
          </table:table-cell>
          <table:table-cell table:style-name="ce9" office:value-type="string" calcext:value-type="string">
            <text:p>PumpedStorage</text:p>
          </table:table-cell>
          <table:table-cell table:style-name="ce9" office:value-type="string" calcext:value-type="string">
            <text:p>SmallHydro</text:p>
          </table:table-cell>
          <table:table-cell table:style-name="ce9" office:value-type="string" calcext:value-type="string">
            <text:p>Renewable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Solar</text:p>
          </table:table-cell>
          <table:table-cell table:style-name="ce9" office:value-type="string" calcext:value-type="string">
            <text:p>Biomass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3" office:value-type="float" office:value="2015" calcext:value-type="float">
            <text:p>2015</text:p>
          </table:table-cell>
          <table:table-cell table:number-columns-repeated="6"/>
          <table:table-cell table:style-name="ce2"/>
          <table:table-cell/>
          <table:table-cell office:value-type="float" office:value="17000" calcext:value-type="float">
            <text:p>17000</text:p>
          </table:table-cell>
          <table:table-cell table:style-name="ce9" table:number-columns-repeated="3"/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table:formula="of:=SUM([.C16:.H16])" office:value-type="float" office:value="60000" calcext:value-type="float">
            <text:p>60000</text:p>
          </table:table-cell>
          <table:table-cell table:style-name="ce5" office:value-type="float" office:value="18060" calcext:value-type="float">
            <text:p>18060</text:p>
          </table:table-cell>
          <table:table-cell table:style-name="ce5" office:value-type="float" office:value="25620" calcext:value-type="float">
            <text:p>25620</text:p>
          </table:table-cell>
          <table:table-cell table:style-name="ce5" office:value-type="float" office:value="8940" calcext:value-type="float">
            <text:p>8940</text:p>
          </table:table-cell>
          <table:table-cell table:style-name="ce5" office:value-type="float" office:value="5940" calcext:value-type="float">
            <text:p>594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440" calcext:value-type="float">
            <text:p>1440</text:p>
          </table:table-cell>
          <table:table-cell table:style-name="ce7"/>
          <table:table-cell table:style-name="ce5" office:value-type="float" office:value="21600" calcext:value-type="float">
            <text:p>2160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J16]-[.C16]" office:value-type="float" office:value="3540" calcext:value-type="float">
            <text:p>3540</text:p>
          </table:table-cell>
          <table:table-cell table:style-name="ce5" table:formula="of:=[.F16]-[.L16]" office:value-type="float" office:value="2400" calcext:value-type="float">
            <text:p>2400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850" calcext:value-type="float">
            <text:p>850</text:p>
          </table:table-cell>
          <table:table-cell table:style-name="ce5" table:formula="of:=[.F16]-[.L16]-[.N16]-[.O16]" office:value-type="float" office:value="750" calcext:value-type="float">
            <text:p>750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2025" calcext:value-type="float">
            <text:p>2025</text:p>
          </table:table-cell>
          <table:table-cell office:value-type="float" office:value="96500" calcext:value-type="float">
            <text:p>96500</text:p>
          </table:table-cell>
          <table:table-cell table:style-name="ce5" table:formula="of:=[.$B17]*[.C10]" office:value-type="float" office:value="20361.5" calcext:value-type="float">
            <text:p>20362</text:p>
          </table:table-cell>
          <table:table-cell table:style-name="ce5" table:formula="of:=[.D10]*[.B17]" office:value-type="float" office:value="47574.5" calcext:value-type="float">
            <text:p>47575</text:p>
          </table:table-cell>
          <table:table-cell table:style-name="ce5" table:formula="of:=[.E10]*[.B17]" office:value-type="float" office:value="15054" calcext:value-type="float">
            <text:p>15054</text:p>
          </table:table-cell>
          <table:table-cell table:style-name="ce5" table:formula="of:=[.$B17]*[.F10]" office:value-type="float" office:value="12062.5" calcext:value-type="float">
            <text:p>1206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$B17]*[.H10]" office:value-type="float" office:value="1447.5" calcext:value-type="float">
            <text:p>1448</text:p>
          </table:table-cell>
          <table:table-cell table:style-name="ce7"/>
          <table:table-cell table:style-name="ce5" office:value-type="float" office:value="24600" calcext:value-type="float">
            <text:p>24600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table:formula="of:=[.J17]-[.C17]" office:value-type="float" office:value="4238.5" calcext:value-type="float">
            <text:p>4239</text:p>
          </table:table-cell>
          <table:table-cell table:style-name="ce5" table:formula="of:=[.F17]-[.L17]" office:value-type="float" office:value="7824" calcext:value-type="float">
            <text:p>7824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table:formula="of:=[.F17]-[.L17]-[.N17]-[.O17]" office:value-type="float" office:value="1824" calcext:value-type="float">
            <text:p>1824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2030" calcext:value-type="float">
            <text:p>2030</text:p>
          </table:table-cell>
          <table:table-cell table:formula="of:=SUM([.C18:.H18])" office:value-type="float" office:value="129500" calcext:value-type="float">
            <text:p>129500</text:p>
          </table:table-cell>
          <table:table-cell table:style-name="ce5" office:value-type="float" office:value="21885.5" calcext:value-type="float">
            <text:p>21886</text:p>
          </table:table-cell>
          <table:table-cell table:style-name="ce5" office:value-type="float" office:value="55167" calcext:value-type="float">
            <text:p>55167</text:p>
          </table:table-cell>
          <table:table-cell table:style-name="ce5" office:value-type="float" office:value="19036.5" calcext:value-type="float">
            <text:p>19037</text:p>
          </table:table-cell>
          <table:table-cell table:style-name="ce5" office:value-type="float" office:value="27195" calcext:value-type="float">
            <text:p>27195</text:p>
          </table:table-cell>
          <table:table-cell table:style-name="ce5" office:value-type="float" office:value="4662" calcext:value-type="float">
            <text:p>4662</text:p>
          </table:table-cell>
          <table:table-cell table:style-name="ce5" office:value-type="float" office:value="1554" calcext:value-type="float">
            <text:p>1554</text:p>
          </table:table-cell>
          <table:table-cell table:style-name="ce7"/>
          <table:table-cell table:style-name="ce5" office:value-type="float" office:value="27800" calcext:value-type="float">
            <text:p>27800</text:p>
          </table:table-cell>
          <table:table-cell table:style-name="ce5" office:value-type="float" office:value="2400" calcext:value-type="float">
            <text:p>2400</text:p>
          </table:table-cell>
          <table:table-cell table:style-name="ce5" table:formula="of:=[.J18]-[.C18]" office:value-type="float" office:value="5914.5" calcext:value-type="float">
            <text:p>5915</text:p>
          </table:table-cell>
          <table:table-cell table:style-name="ce5" table:formula="of:=[.F18]-[.L18]" office:value-type="float" office:value="21280.5" calcext:value-type="float">
            <text:p>21281</text:p>
          </table:table-cell>
          <table:table-cell table:style-name="ce5" office:value-type="float" office:value="6000" calcext:value-type="float">
            <text:p>6000</text:p>
          </table:table-cell>
          <table:table-cell table:style-name="ce5" office:value-type="float" office:value="12000" calcext:value-type="float">
            <text:p>12000</text:p>
          </table:table-cell>
          <table:table-cell table:style-name="ce5" table:formula="of:=[.F18]-[.L18]-[.N18]-[.O18]" office:value-type="float" office:value="3280.5" calcext:value-type="float">
            <text:p>3281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16"/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Supply (%)</text:p>
          </table:table-cell>
          <table:table-cell/>
          <table:table-cell office:value-type="string" calcext:value-type="string">
            <text:p>Source ambiguous, assuming does NOT include storage</text:p>
          </table:table-cell>
          <table:table-cell table:number-columns-repeated="8"/>
          <table:table-cell table:number-columns-repeated="2" office:value-type="string" calcext:value-type="string">
            <text:p>(by difference)</text:p>
          </table:table-cell>
          <table:table-cell table:number-columns-repeated="2"/>
          <table:table-cell office:value-type="string" calcext:value-type="string">
            <text:p>(explicit)</text:p>
          </table:table-cell>
          <table:table-cell table:style-name="ce2" office:value-type="string" calcext:value-type="string">
            <text:p>(reestimate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yea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igHydro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Renewable4</text:p>
          </table:table-cell>
          <table:table-cell office:value-type="string" calcext:value-type="string">
            <text:p>Nuclear</text:p>
          </table:table-cell>
          <table:table-cell table:style-name="ce2" office:value-type="string" calcext:value-type="string">
            <text:p>Import</text:p>
          </table:table-cell>
          <table:table-cell/>
          <table:table-cell office:value-type="string" calcext:value-type="string">
            <text:p>Hydro+Storage</text:p>
          </table:table-cell>
          <table:table-cell table:style-name="ce9"/>
          <table:table-cell table:style-name="ce9" office:value-type="string" calcext:value-type="string">
            <text:p>SmallHydro</text:p>
          </table:table-cell>
          <table:table-cell table:style-name="ce9" office:value-type="string" calcext:value-type="string">
            <text:p>Renewable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Solar</text:p>
          </table:table-cell>
          <table:table-cell table:style-name="ce9" office:value-type="string" calcext:value-type="string">
            <text:p>Biomass</text:p>
          </table:table-cell>
          <table:table-cell table:style-name="ce9" office:value-type="string" calcext:value-type="string">
            <text:p>Renewable4</text:p>
          </table:table-cell>
          <table:table-cell table:style-name="ce1" office:value-type="string" calcext:value-type="string">
            <text:p>Error </text:p>
          </table:table-cell>
          <table:table-cell/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table:style-name="ce4" table:formula="of:=SUM([.C22:.H22])" office:value-type="percentage" office:value="1" calcext:value-type="percentage">
            <text:p>100,0%</text:p>
          </table:table-cell>
          <table:table-cell table:style-name="ce4" office:value-type="percentage" office:value="0.252" calcext:value-type="percentage">
            <text:p>25,2%</text:p>
          </table:table-cell>
          <table:table-cell table:style-name="ce4" office:value-type="percentage" office:value="0.493" calcext:value-type="percentage">
            <text:p>49,3%</text:p>
          </table:table-cell>
          <table:table-cell table:style-name="ce4" office:value-type="percentage" office:value="0.166" calcext:value-type="percentage">
            <text:p>16,6%</text:p>
          </table:table-cell>
          <table:table-cell table:style-name="ce4" office:value-type="percentage" office:value="0.065" calcext:value-type="percentage">
            <text:p>6,5%</text:p>
          </table:table-cell>
          <table:table-cell table:style-name="ce4" office:value-type="percentage" office:value="0" calcext:value-type="percentage">
            <text:p>0,0%</text:p>
          </table:table-cell>
          <table:table-cell table:style-name="ce4" office:value-type="percentage" office:value="0.024" calcext:value-type="percentage">
            <text:p>2,4%</text:p>
          </table:table-cell>
          <table:table-cell table:style-name="ce8"/>
          <table:table-cell table:style-name="ce4" office:value-type="percentage" office:value="0.295" calcext:value-type="percentage">
            <text:p>29,5%</text:p>
          </table:table-cell>
          <table:table-cell/>
          <table:table-cell table:style-name="ce4" table:formula="of:=[.J22]-[.C22]" office:value-type="percentage" office:value="0.043" calcext:value-type="percentage">
            <text:p>4,3%</text:p>
          </table:table-cell>
          <table:table-cell table:style-name="ce4" table:formula="of:=[.F22]-[.L22]" office:value-type="percentage" office:value="0.022" calcext:value-type="percentage">
            <text:p>2,2%</text:p>
          </table:table-cell>
          <table:table-cell table:style-name="ce4" office:value-type="percentage" office:value="0.008" calcext:value-type="percentage">
            <text:p>0,8%</text:p>
          </table:table-cell>
          <table:table-cell table:style-name="ce4" office:value-type="percentage" office:value="0.005" calcext:value-type="percentage">
            <text:p>0,5%</text:p>
          </table:table-cell>
          <table:table-cell table:style-name="ce4" office:value-type="percentage" office:value="0.01" calcext:value-type="percentage">
            <text:p>1,0%</text:p>
          </table:table-cell>
          <table:table-cell table:style-name="ce4" table:formula="of:=[.P22]+[.O22]+[.N22]+[.L22]" office:value-type="percentage" office:value="0.066" calcext:value-type="percentage">
            <text:p>6,6%</text:p>
          </table:table-cell>
          <table:table-cell table:style-name="ce8" table:formula="of:=[.F22]-[.Q22]" office:value-type="percentage" office:value="-0.000999999999999973" calcext:value-type="percentage">
            <text:p>-0,1%</text:p>
          </table:table-cell>
          <table:table-cell/>
        </table:table-row>
        <table:table-row table:style-name="ro1">
          <table:table-cell table:style-name="ce2" office:value-type="float" office:value="2025" calcext:value-type="float">
            <text:p>2025</text:p>
          </table:table-cell>
          <table:table-cell table:style-name="ce4" table:formula="of:=SUM([.C23:.H23])" office:value-type="percentage" office:value="1" calcext:value-type="percentage">
            <text:p>100,0%</text:p>
          </table:table-cell>
          <table:table-cell table:style-name="ce4" office:value-type="percentage" office:value="0.174" calcext:value-type="percentage">
            <text:p>17,4%</text:p>
          </table:table-cell>
          <table:table-cell table:style-name="ce4" office:value-type="percentage" office:value="0.55" calcext:value-type="percentage">
            <text:p>55,0%</text:p>
          </table:table-cell>
          <table:table-cell table:style-name="ce4" office:value-type="percentage" office:value="0.191" calcext:value-type="percentage">
            <text:p>19,1%</text:p>
          </table:table-cell>
          <table:table-cell table:style-name="ce4" office:value-type="percentage" office:value="0.069" calcext:value-type="percentage">
            <text:p>6,9%</text:p>
          </table:table-cell>
          <table:table-cell table:style-name="ce4" office:value-type="percentage" office:value="0" calcext:value-type="percentage">
            <text:p>0,0%</text:p>
          </table:table-cell>
          <table:table-cell table:style-name="ce4" office:value-type="percentage" office:value="0.016" calcext:value-type="percentage">
            <text:p>1,6%</text:p>
          </table:table-cell>
          <table:table-cell table:style-name="ce8"/>
          <table:table-cell table:style-name="ce4" office:value-type="percentage" office:value="0.205" calcext:value-type="percentage">
            <text:p>20,5%</text:p>
          </table:table-cell>
          <table:table-cell/>
          <table:table-cell table:style-name="ce4" table:formula="of:=[.J23]-[.C23]" office:value-type="percentage" office:value="0.031" calcext:value-type="percentage">
            <text:p>3,1%</text:p>
          </table:table-cell>
          <table:table-cell table:style-name="ce4" table:formula="of:=[.F23]-[.L23]" office:value-type="percentage" office:value="0.038" calcext:value-type="percentage">
            <text:p>3,8%</text:p>
          </table:table-cell>
          <table:table-cell table:style-name="ce4" office:value-type="percentage" office:value="0.01" calcext:value-type="percentage">
            <text:p>1,0%</text:p>
          </table:table-cell>
          <table:table-cell table:style-name="ce4" office:value-type="percentage" office:value="0.016" calcext:value-type="percentage">
            <text:p>1,6%</text:p>
          </table:table-cell>
          <table:table-cell table:style-name="ce4" office:value-type="percentage" office:value="0.012" calcext:value-type="percentage">
            <text:p>1,2%</text:p>
          </table:table-cell>
          <table:table-cell table:style-name="ce4" table:formula="of:=[.P23]+[.O23]+[.N23]+[.L23]" office:value-type="percentage" office:value="0.069" calcext:value-type="percentage">
            <text:p>6,9%</text:p>
          </table:table-cell>
          <table:table-cell table:style-name="ce8" table:formula="of:=[.F23]-[.Q23]" office:value-type="percentage" office:value="0" calcext:value-type="percentage">
            <text:p>0,0%</text:p>
          </table:table-cell>
          <table:table-cell/>
        </table:table-row>
        <table:table-row table:style-name="ro1">
          <table:table-cell table:style-name="ce2" office:value-type="float" office:value="2030" calcext:value-type="float">
            <text:p>2030</text:p>
          </table:table-cell>
          <table:table-cell table:style-name="ce4" table:formula="of:=SUM([.C24:.H24])" office:value-type="percentage" office:value="1" calcext:value-type="percentage">
            <text:p>100,0%</text:p>
          </table:table-cell>
          <table:table-cell table:style-name="ce4" office:value-type="percentage" office:value="0.124" calcext:value-type="percentage">
            <text:p>12,4%</text:p>
          </table:table-cell>
          <table:table-cell table:style-name="ce4" office:value-type="percentage" office:value="0.532" calcext:value-type="percentage">
            <text:p>53,2%</text:p>
          </table:table-cell>
          <table:table-cell table:style-name="ce4" office:value-type="percentage" office:value="0.168" calcext:value-type="percentage">
            <text:p>16,8%</text:p>
          </table:table-cell>
          <table:table-cell table:style-name="ce4" office:value-type="percentage" office:value="0.107" calcext:value-type="percentage">
            <text:p>10,7%</text:p>
          </table:table-cell>
          <table:table-cell table:style-name="ce4" office:value-type="percentage" office:value="0.057" calcext:value-type="percentage">
            <text:p>5,7%</text:p>
          </table:table-cell>
          <table:table-cell table:style-name="ce4" office:value-type="percentage" office:value="0.012" calcext:value-type="percentage">
            <text:p>1,2%</text:p>
          </table:table-cell>
          <table:table-cell table:style-name="ce8"/>
          <table:table-cell table:style-name="ce4" office:value-type="percentage" office:value="0.155" calcext:value-type="percentage">
            <text:p>15,5%</text:p>
          </table:table-cell>
          <table:table-cell/>
          <table:table-cell table:style-name="ce4" table:formula="of:=[.J24]-[.C24]" office:value-type="percentage" office:value="0.031" calcext:value-type="percentage">
            <text:p>3,1%</text:p>
          </table:table-cell>
          <table:table-cell table:style-name="ce4" table:formula="of:=[.F24]-[.L24]" office:value-type="percentage" office:value="0.076" calcext:value-type="percentage">
            <text:p>7,6%</text:p>
          </table:table-cell>
          <table:table-cell table:style-name="ce4" office:value-type="percentage" office:value="0.021" calcext:value-type="percentage">
            <text:p>2,1%</text:p>
          </table:table-cell>
          <table:table-cell table:style-name="ce4" office:value-type="percentage" office:value="0.033" calcext:value-type="percentage">
            <text:p>3,3%</text:p>
          </table:table-cell>
          <table:table-cell table:style-name="ce4" office:value-type="percentage" office:value="0.021" calcext:value-type="percentage">
            <text:p>2,1%</text:p>
          </table:table-cell>
          <table:table-cell table:style-name="ce4" table:formula="of:=[.P24]+[.O24]+[.N24]+[.L24]" office:value-type="percentage" office:value="0.106" calcext:value-type="percentage">
            <text:p>10,6%</text:p>
          </table:table-cell>
          <table:table-cell table:style-name="ce8" table:formula="of:=[.F24]-[.Q24]" office:value-type="percentage" office:value="0.000999999999999987" calcext:value-type="percentage">
            <text:p>0,1%</text:p>
          </table:table-cell>
          <table:table-cell/>
        </table:table-row>
        <table:table-row table:style-name="ro1">
          <table:table-cell table:style-name="ce2"/>
          <table:table-cell table:number-columns-repeated="5"/>
          <table:table-cell table:style-name="Default"/>
          <table:table-cell table:style-name="ce2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Supply (GWh)</text:p>
          </table:table-cell>
          <table:table-cell table:number-columns-repeated="5"/>
          <table:table-cell table:style-name="Default"/>
          <table:table-cell table:style-name="ce2"/>
          <table:table-cell table:number-columns-repeated="3"/>
          <table:table-cell table:number-columns-repeated="2" office:value-type="string" calcext:value-type="string">
            <text:p>(by difference)</text:p>
          </table:table-cell>
          <table:table-cell/>
          <table:table-cell table:style-name="Default"/>
          <table:table-cell/>
          <table:table-cell table:style-name="ce2" office:value-type="string" calcext:value-type="string">
            <text:p>(reestimate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yea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igHydro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Renewable4</text:p>
          </table:table-cell>
          <table:table-cell office:value-type="string" calcext:value-type="string">
            <text:p>Nuclear</text:p>
          </table:table-cell>
          <table:table-cell table:style-name="ce2" office:value-type="string" calcext:value-type="string">
            <text:p>Import</text:p>
          </table:table-cell>
          <table:table-cell/>
          <table:table-cell office:value-type="string" calcext:value-type="string">
            <text:p>Hydro</text:p>
          </table:table-cell>
          <table:table-cell table:style-name="ce9"/>
          <table:table-cell table:style-name="ce9" office:value-type="string" calcext:value-type="string">
            <text:p>SmallHydro</text:p>
          </table:table-cell>
          <table:table-cell table:style-name="ce9" office:value-type="string" calcext:value-type="string">
            <text:p>Renewable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Solar</text:p>
          </table:table-cell>
          <table:table-cell table:style-name="ce9" office:value-type="string" calcext:value-type="string">
            <text:p>Biomass</text:p>
          </table:table-cell>
          <table:table-cell table:style-name="ce9" office:value-type="string" calcext:value-type="string">
            <text:p>Renewable4</text:p>
          </table:table-cell>
          <table:table-cell table:style-name="ce1" office:value-type="string" calcext:value-type="string">
            <text:p>Error </text:p>
          </table:table-cell>
          <table:table-cell/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table:style-name="ce5" table:formula="of:=SUM([.C28:.H28])" office:value-type="float" office:value="265000" calcext:value-type="float">
            <text:p>265000</text:p>
          </table:table-cell>
          <table:table-cell table:style-name="ce5" office:value-type="float" office:value="66780" calcext:value-type="float">
            <text:p>66780</text:p>
          </table:table-cell>
          <table:table-cell table:style-name="ce5" office:value-type="float" office:value="130645" calcext:value-type="float">
            <text:p>130645</text:p>
          </table:table-cell>
          <table:table-cell table:style-name="ce5" office:value-type="float" office:value="43990" calcext:value-type="float">
            <text:p>43990</text:p>
          </table:table-cell>
          <table:table-cell table:style-name="ce5" office:value-type="float" office:value="17225" calcext:value-type="float">
            <text:p>1722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360" calcext:value-type="float">
            <text:p>6360</text:p>
          </table:table-cell>
          <table:table-cell table:style-name="ce7"/>
          <table:table-cell table:style-name="ce5" table:formula="of:=[.$B28]*[.J22]" office:value-type="float" office:value="78175" calcext:value-type="float">
            <text:p>78175</text:p>
          </table:table-cell>
          <table:table-cell table:style-name="ce5"/>
          <table:table-cell table:style-name="ce5" table:formula="of:=[.$B28]*[.L22]" office:value-type="float" office:value="11395" calcext:value-type="float">
            <text:p>11395</text:p>
          </table:table-cell>
          <table:table-cell table:style-name="ce5" table:formula="of:=[.F28]-[.L28]" office:value-type="float" office:value="5830.00000000001" calcext:value-type="float">
            <text:p>5830</text:p>
          </table:table-cell>
          <table:table-cell table:style-name="ce5" table:formula="of:=[.$B28]*[.N22]" office:value-type="float" office:value="2120" calcext:value-type="float">
            <text:p>2120</text:p>
          </table:table-cell>
          <table:table-cell table:style-name="ce5" table:formula="of:=[.$B28]*[.O22]" office:value-type="float" office:value="1325" calcext:value-type="float">
            <text:p>1325</text:p>
          </table:table-cell>
          <table:table-cell table:style-name="ce5" table:formula="of:=[.$B28]*[.P22]" office:value-type="float" office:value="2650" calcext:value-type="float">
            <text:p>2650</text:p>
          </table:table-cell>
          <table:table-cell table:style-name="ce5" table:formula="of:=[.P28]+[.O28]+[.N28]+[.L28]" office:value-type="float" office:value="17490" calcext:value-type="float">
            <text:p>17490</text:p>
          </table:table-cell>
          <table:table-cell table:style-name="ce6" table:formula="of:=[.$B28]*[.R22]" office:value-type="float" office:value="-264.999999999993" calcext:value-type="float">
            <text:p>-265,0</text:p>
          </table:table-cell>
          <table:table-cell/>
        </table:table-row>
        <table:table-row table:style-name="ro1">
          <table:table-cell table:style-name="ce2" office:value-type="float" office:value="2025" calcext:value-type="float">
            <text:p>2025</text:p>
          </table:table-cell>
          <table:table-cell table:style-name="ce5" office:value-type="float" office:value="400000" calcext:value-type="float">
            <text:p>400000</text:p>
          </table:table-cell>
          <table:table-cell table:style-name="ce5" table:formula="of:=[.$B29]*[.C23]" office:value-type="float" office:value="69600" calcext:value-type="float">
            <text:p>69600</text:p>
          </table:table-cell>
          <table:table-cell table:style-name="ce5" table:formula="of:=[.$B29]*[.D23]" office:value-type="float" office:value="220000" calcext:value-type="float">
            <text:p>220000</text:p>
          </table:table-cell>
          <table:table-cell table:style-name="ce5" table:formula="of:=[.$B29]*[.E23]" office:value-type="float" office:value="76400" calcext:value-type="float">
            <text:p>76400</text:p>
          </table:table-cell>
          <table:table-cell table:style-name="ce5" table:formula="of:=[.$B29]*[.F23]" office:value-type="float" office:value="27600" calcext:value-type="float">
            <text:p>27600</text:p>
          </table:table-cell>
          <table:table-cell table:style-name="ce5" table:formula="of:=[.$B29]*[.G23]" office:value-type="float" office:value="0" calcext:value-type="float">
            <text:p>0</text:p>
          </table:table-cell>
          <table:table-cell table:style-name="ce5" table:formula="of:=[.$B29]*[.H23]" office:value-type="float" office:value="6400" calcext:value-type="float">
            <text:p>6400</text:p>
          </table:table-cell>
          <table:table-cell table:style-name="ce7"/>
          <table:table-cell table:style-name="ce5" table:formula="of:=[.$B29]*[.J23]" office:value-type="float" office:value="82000" calcext:value-type="float">
            <text:p>82000</text:p>
          </table:table-cell>
          <table:table-cell table:style-name="ce5"/>
          <table:table-cell table:style-name="ce5" table:formula="of:=[.$B29]*[.L23]" office:value-type="float" office:value="12400" calcext:value-type="float">
            <text:p>12400</text:p>
          </table:table-cell>
          <table:table-cell table:style-name="ce5" table:formula="of:=[.F29]-[.L29]" office:value-type="float" office:value="15200" calcext:value-type="float">
            <text:p>15200</text:p>
          </table:table-cell>
          <table:table-cell table:style-name="ce5" table:formula="of:=[.$B29]*[.N23]" office:value-type="float" office:value="4000" calcext:value-type="float">
            <text:p>4000</text:p>
          </table:table-cell>
          <table:table-cell table:style-name="ce5" table:formula="of:=[.$B29]*[.O23]" office:value-type="float" office:value="6400" calcext:value-type="float">
            <text:p>6400</text:p>
          </table:table-cell>
          <table:table-cell table:style-name="ce5" table:formula="of:=[.$B29]*[.P23]" office:value-type="float" office:value="4800" calcext:value-type="float">
            <text:p>4800</text:p>
          </table:table-cell>
          <table:table-cell table:style-name="ce5" table:formula="of:=[.P29]+[.O29]+[.N29]+[.L29]" office:value-type="float" office:value="27600" calcext:value-type="float">
            <text:p>27600</text:p>
          </table:table-cell>
          <table:table-cell table:style-name="ce6" table:formula="of:=[.$B29]*[.R23]" office:value-type="float" office:value="0" calcext:value-type="float">
            <text:p>0,0</text:p>
          </table:table-cell>
          <table:table-cell/>
        </table:table-row>
        <table:table-row table:style-name="ro1">
          <table:table-cell table:style-name="ce2" office:value-type="float" office:value="2030" calcext:value-type="float">
            <text:p>2030</text:p>
          </table:table-cell>
          <table:table-cell table:style-name="ce5" table:formula="of:=SUM([.C30:.H30])" office:value-type="float" office:value="572000" calcext:value-type="float">
            <text:p>572000</text:p>
          </table:table-cell>
          <table:table-cell table:style-name="ce5" office:value-type="float" office:value="70928" calcext:value-type="float">
            <text:p>70928</text:p>
          </table:table-cell>
          <table:table-cell table:style-name="ce5" office:value-type="float" office:value="304304" calcext:value-type="float">
            <text:p>304304</text:p>
          </table:table-cell>
          <table:table-cell table:style-name="ce5" office:value-type="float" office:value="96096" calcext:value-type="float">
            <text:p>96096</text:p>
          </table:table-cell>
          <table:table-cell table:style-name="ce5" office:value-type="float" office:value="61204" calcext:value-type="float">
            <text:p>61204</text:p>
          </table:table-cell>
          <table:table-cell table:style-name="ce5" office:value-type="float" office:value="32604" calcext:value-type="float">
            <text:p>32604</text:p>
          </table:table-cell>
          <table:table-cell table:style-name="ce5" office:value-type="float" office:value="6864" calcext:value-type="float">
            <text:p>6864</text:p>
          </table:table-cell>
          <table:table-cell table:style-name="ce7"/>
          <table:table-cell table:style-name="ce5" table:formula="of:=[.$B30]*[.J24]" office:value-type="float" office:value="88660" calcext:value-type="float">
            <text:p>88660</text:p>
          </table:table-cell>
          <table:table-cell table:style-name="ce5"/>
          <table:table-cell table:style-name="ce5" table:formula="of:=[.$B30]*[.L24]" office:value-type="float" office:value="17732" calcext:value-type="float">
            <text:p>17732</text:p>
          </table:table-cell>
          <table:table-cell table:style-name="ce5" table:formula="of:=[.F30]-[.L30]" office:value-type="float" office:value="43472" calcext:value-type="float">
            <text:p>43472</text:p>
          </table:table-cell>
          <table:table-cell table:style-name="ce5" table:formula="of:=[.$B30]*[.N24]" office:value-type="float" office:value="12012" calcext:value-type="float">
            <text:p>12012</text:p>
          </table:table-cell>
          <table:table-cell table:style-name="ce5" table:formula="of:=[.$B30]*[.O24]" office:value-type="float" office:value="18876" calcext:value-type="float">
            <text:p>18876</text:p>
          </table:table-cell>
          <table:table-cell table:style-name="ce5" table:formula="of:=[.$B30]*[.P24]" office:value-type="float" office:value="12012" calcext:value-type="float">
            <text:p>12012</text:p>
          </table:table-cell>
          <table:table-cell table:style-name="ce5" table:formula="of:=[.P30]+[.O30]+[.N30]+[.L30]" office:value-type="float" office:value="60632" calcext:value-type="float">
            <text:p>60632</text:p>
          </table:table-cell>
          <table:table-cell table:style-name="ce6" table:formula="of:=[.$B30]*[.R24]" office:value-type="float" office:value="571.999999999993" calcext:value-type="float">
            <text:p>572,0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table:style-name="ce3" office:value-type="string" calcext:value-type="string">
            <text:p>Production (%)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yea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igHydro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Renewable4</text:p>
          </table:table-cell>
          <table:table-cell office:value-type="string" calcext:value-type="string">
            <text:p>Nuclear</text:p>
          </table:table-cell>
          <table:table-cell table:style-name="ce2"/>
          <table:table-cell table:number-columns-repeated="11"/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table:formula="of:=SUM([.C28:.G28])" office:value-type="float" office:value="258640" calcext:value-type="float">
            <text:p>258640</text:p>
          </table:table-cell>
          <table:table-cell table:style-name="ce4" table:formula="of:=[.C28]/[.$B34]" office:value-type="percentage" office:value="0.258196721311475" calcext:value-type="percentage">
            <text:p>25,8%</text:p>
          </table:table-cell>
          <table:table-cell table:style-name="ce4" table:formula="of:=[.D28]/[.$B34]" office:value-type="percentage" office:value="0.505122950819672" calcext:value-type="percentage">
            <text:p>50,5%</text:p>
          </table:table-cell>
          <table:table-cell table:style-name="ce4" table:formula="of:=[.E28]/[.$B34]" office:value-type="percentage" office:value="0.170081967213115" calcext:value-type="percentage">
            <text:p>17,0%</text:p>
          </table:table-cell>
          <table:table-cell table:style-name="ce4" table:formula="of:=[.F28]/[.$B34]" office:value-type="percentage" office:value="0.0665983606557377" calcext:value-type="percentage">
            <text:p>6,7%</text:p>
          </table:table-cell>
          <table:table-cell table:style-name="ce4" table:formula="of:=[.G28]/[.$B34]" office:value-type="percentage" office:value="0" calcext:value-type="percentage">
            <text:p>0,0%</text:p>
          </table:table-cell>
          <table:table-cell table:style-name="ce6"/>
          <table:table-cell table:number-columns-repeated="11"/>
        </table:table-row>
        <table:table-row table:style-name="ro1">
          <table:table-cell table:style-name="ce2" office:value-type="float" office:value="2025" calcext:value-type="float">
            <text:p>2025</text:p>
          </table:table-cell>
          <table:table-cell table:formula="of:=SUM([.C29:.G29])" office:value-type="float" office:value="393600" calcext:value-type="float">
            <text:p>393600</text:p>
          </table:table-cell>
          <table:table-cell table:style-name="ce4" table:formula="of:=[.C29]/[.$B35]" office:value-type="percentage" office:value="0.176829268292683" calcext:value-type="percentage">
            <text:p>17,7%</text:p>
          </table:table-cell>
          <table:table-cell table:style-name="ce4" table:formula="of:=[.D29]/[.$B35]" office:value-type="percentage" office:value="0.558943089430894" calcext:value-type="percentage">
            <text:p>55,9%</text:p>
          </table:table-cell>
          <table:table-cell table:style-name="ce4" table:formula="of:=[.E29]/[.$B35]" office:value-type="percentage" office:value="0.194105691056911" calcext:value-type="percentage">
            <text:p>19,4%</text:p>
          </table:table-cell>
          <table:table-cell table:style-name="ce4" table:formula="of:=[.F29]/[.$B35]" office:value-type="percentage" office:value="0.0701219512195122" calcext:value-type="percentage">
            <text:p>7,0%</text:p>
          </table:table-cell>
          <table:table-cell table:style-name="ce4" table:formula="of:=[.G29]/[.$B35]" office:value-type="percentage" office:value="0" calcext:value-type="percentage">
            <text:p>0,0%</text:p>
          </table:table-cell>
          <table:table-cell table:style-name="ce6"/>
          <table:table-cell table:number-columns-repeated="11"/>
        </table:table-row>
        <table:table-row table:style-name="ro1">
          <table:table-cell table:style-name="ce2" office:value-type="float" office:value="2030" calcext:value-type="float">
            <text:p>2030</text:p>
          </table:table-cell>
          <table:table-cell table:formula="of:=SUM([.C30:.G30])" office:value-type="float" office:value="565136" calcext:value-type="float">
            <text:p>565136</text:p>
          </table:table-cell>
          <table:table-cell table:style-name="ce4" table:formula="of:=[.C30]/[.$B36]" office:value-type="percentage" office:value="0.125506072874494" calcext:value-type="percentage">
            <text:p>12,6%</text:p>
          </table:table-cell>
          <table:table-cell table:style-name="ce4" table:formula="of:=[.D30]/[.$B36]" office:value-type="percentage" office:value="0.538461538461538" calcext:value-type="percentage">
            <text:p>53,8%</text:p>
          </table:table-cell>
          <table:table-cell table:style-name="ce4" table:formula="of:=[.E30]/[.$B36]" office:value-type="percentage" office:value="0.17004048582996" calcext:value-type="percentage">
            <text:p>17,0%</text:p>
          </table:table-cell>
          <table:table-cell table:style-name="ce4" table:formula="of:=[.F30]/[.$B36]" office:value-type="percentage" office:value="0.1082995951417" calcext:value-type="percentage">
            <text:p>10,8%</text:p>
          </table:table-cell>
          <table:table-cell table:style-name="ce4" table:formula="of:=[.G30]/[.$B36]" office:value-type="percentage" office:value="0.0576923076923077" calcext:value-type="percentage">
            <text:p>5,8%</text:p>
          </table:table-cell>
          <table:table-cell table:style-name="ce6"/>
          <table:table-cell table:number-columns-repeated="11"/>
        </table:table-row>
        <table:table-row table:style-name="ro1" table:number-rows-repeated="1048539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number:percentage-style style:name="N110">
      <number:number number:decimal-places="1" loext:min-decimal-places="1" number:min-integer-digits="1"/>
      <number:text>%</number:text>
    </number:percentage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percentage-style style:name="N113">
      <number:number number:decimal-places="3" loext:min-decimal-places="3" number:min-integer-digits="1"/>
      <number:text>%</number:text>
    </number:percentage-style>
    <number:percentage-style style:name="N114">
      <number:number number:decimal-places="4" loext:min-decimal-places="4" number:min-integer-digits="1"/>
      <number:text>%</number:text>
    </number:percentage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13:34:40.7854205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21:20:44.273692627</meta:creation-date>
    <dc:date>2017-05-08T13:35:57.017407988</dc:date>
    <meta:editing-duration>PT1H5M4S</meta:editing-duration>
    <meta:editing-cycles>33</meta:editing-cycles>
    <meta:generator>LibreOffice/5.1.6.2$Linux_X86_64 LibreOffice_project/10m0$Build-2</meta:generator>
    <meta:document-statistic meta:table-count="1" meta:cell-count="276" meta:object-count="0"/>
  </office:meta>
</office:document-meta>
</file>